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OR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undational architecture as a “database toolkit”</text:p>
              </text:list-item>
              <text:list-item>
                <text:p>Allows you to:</text:p>
                <text:list>
                  <text:list-item>
                    <text:p>Manage connectivity to a database</text:p>
                  </text:list-item>
                  <text:list-item>
                    <text:p>Interact with database queries and results</text:p>
                  </text:list-item>
                  <text:list-item>
                    <text:p>Programmatically construct SQL statemen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ORM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Builds upon the Core to provide object relational mapping capability</text:p>
              </text:list-item>
              <text:list-item>
                <text:p>Map python classes to database tables</text:p>
              </text:list-item>
              <text:list-item>
                <text:p>Extend the SQL Expression Language from the <text:s/>Core</text:p>
              </text:list-item>
              <text:list-item>
                <text:p>Compose SQL queries in terms of user-defined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dvantages of ORM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No more raw and bulky SQL queries in Python code</text:p>
              </text:list-item>
              <text:list-item>
                <text:p>Prevents SQL injection attacks</text:p>
              </text:list-item>
              <text:list-item>
                <text:p>Database engine migrations become easier</text:p>
              </text:list-item>
              <text:list-item>
                <text:p>Core is seperate from ORM</text:p>
              </text:list-item>
              <text:list-item>
                <text:p>Various loading strategies to optimise performance</text:p>
              </text:list-item>
              <text:list-item>
                <text:p>Easy to write tests and fix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6T22:51:09.923000000</meta:creation-date>
    <meta:editing-duration>PT13M40S</meta:editing-duration>
    <meta:editing-cycles>2</meta:editing-cycles>
    <meta:generator>LibreOffice/7.6.2.1$Windows_X86_64 LibreOffice_project/56f7684011345957bbf33a7ee678afaf4d2ba333</meta:generator>
    <dc:title>Portfolio</dc:title>
    <dc:date>2024-08-16T23:04:49.436000000</dc:date>
    <meta:document-statistic meta:object-count="72"/>
  </office:meta>
</office:document-meta>
</file>